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Contents_20_1">
      <style:paragraph-properties>
        <style:tab-stops>
          <style:tab-stop style:position="6in" style:type="right" style:leader-style="dotted" style:leader-text="."/>
        </style:tab-stops>
      </style:paragraph-properties>
    </style:style>
    <style:style style:name="P4" style:family="paragraph" style:parent-style-name="Contents_20_2">
      <style:paragraph-properties>
        <style:tab-stops>
          <style:tab-stop style:position="6in" style:type="right" style:leader-style="dotted" style:leader-text="."/>
        </style:tab-stops>
      </style:paragraph-properties>
    </style:style>
    <style:style style:name="P5" style:family="paragraph" style:parent-style-name="Standard">
      <style:paragraph-properties fo:text-align="center" style:justify-single-word="false"/>
      <style:text-properties officeooo:rsid="00a595cc" officeooo:paragraph-rsid="00a595cc"/>
    </style:style>
    <style:style style:name="P6"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7" style:family="paragraph" style:parent-style-name="Standard">
      <style:text-properties fo:language="en" fo:country="CA" officeooo:rsid="00a728f1" officeooo:paragraph-rsid="00a8d78b"/>
    </style:style>
    <style:style style:name="P8" style:family="paragraph" style:parent-style-name="Heading_20_1">
      <style:text-properties fo:color="#1e6a39" loext:opacity="100%" fo:font-weight="bold" style:font-weight-asian="bold" style:font-weight-complex="bold"/>
    </style:style>
    <style:style style:name="P9" style:family="paragraph" style:parent-style-name="Standard">
      <style:text-properties fo:language="en" fo:country="US"/>
    </style:style>
    <style:style style:name="P10" style:family="paragraph" style:parent-style-name="Standard">
      <style:text-properties officeooo:rsid="00758882" officeooo:paragraph-rsid="00781851"/>
    </style:style>
    <style:style style:name="P11" style:family="paragraph" style:parent-style-name="Standard">
      <style:text-properties officeooo:paragraph-rsid="0024ab4d"/>
    </style:style>
    <style:style style:name="P12" style:family="paragraph" style:parent-style-name="Standard">
      <style:text-properties officeooo:rsid="007c4cf6" officeooo:paragraph-rsid="007c4cf6"/>
    </style:style>
    <style:style style:name="P13" style:family="paragraph" style:parent-style-name="Standard">
      <style:text-properties officeooo:rsid="007f07f1" officeooo:paragraph-rsid="007f07f1"/>
    </style:style>
    <style:style style:name="P14" style:family="paragraph" style:parent-style-name="Standard">
      <style:text-properties officeooo:rsid="00829e90" officeooo:paragraph-rsid="00829e90"/>
    </style:style>
    <style:style style:name="P15" style:family="paragraph" style:parent-style-name="Standard">
      <style:text-properties officeooo:rsid="008ddeef" officeooo:paragraph-rsid="008ddeef"/>
    </style:style>
    <style:style style:name="P16" style:family="paragraph" style:parent-style-name="Standard">
      <style:text-properties officeooo:rsid="00915de0" officeooo:paragraph-rsid="00915de0"/>
    </style:style>
    <style:style style:name="P17" style:family="paragraph" style:parent-style-name="Standard">
      <style:text-properties officeooo:rsid="009a9248" officeooo:paragraph-rsid="009a9248"/>
    </style:style>
    <style:style style:name="P18" style:family="paragraph" style:parent-style-name="Standard">
      <style:text-properties officeooo:rsid="009f7837" officeooo:paragraph-rsid="009f7837"/>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officeooo:rsid="0088f3a3"/>
    </style:style>
    <style:style style:name="T20" style:family="text">
      <style:text-properties fo:language="en" fo:country="US" officeooo:rsid="008ae7c3"/>
    </style:style>
    <style:style style:name="T21" style:family="text">
      <style:text-properties fo:language="en" fo:country="US" officeooo:rsid="008ba6d1"/>
    </style:style>
    <style:style style:name="T22" style:family="text">
      <style:text-properties fo:language="en" fo:country="US" officeooo:rsid="008c690b"/>
    </style:style>
    <style:style style:name="T23" style:family="text">
      <style:text-properties fo:language="en" fo:country="US" officeooo:rsid="008fdbea"/>
    </style:style>
    <style:style style:name="T24" style:family="text">
      <style:text-properties fo:language="en" fo:country="US" officeooo:rsid="00903970"/>
    </style:style>
    <style:style style:name="T25" style:family="text">
      <style:text-properties fo:language="en" fo:country="US" officeooo:rsid="00921b54"/>
    </style:style>
    <style:style style:name="T26" style:family="text">
      <style:text-properties fo:language="en" fo:country="US" officeooo:rsid="00932bdd"/>
    </style:style>
    <style:style style:name="T27" style:family="text">
      <style:text-properties fo:language="en" fo:country="US" officeooo:rsid="0093f945"/>
    </style:style>
    <style:style style:name="T28" style:family="text">
      <style:text-properties fo:language="en" fo:country="US" officeooo:rsid="00955e8b"/>
    </style:style>
    <style:style style:name="T29" style:family="text">
      <style:text-properties fo:language="en" fo:country="US" officeooo:rsid="00959aae"/>
    </style:style>
    <style:style style:name="T30" style:family="text">
      <style:text-properties fo:language="en" fo:country="US" officeooo:rsid="0098390e"/>
    </style:style>
    <style:style style:name="T31" style:family="text">
      <style:text-properties fo:language="en" fo:country="US" officeooo:rsid="009c1f54"/>
    </style:style>
    <style:style style:name="T32" style:family="text">
      <style:text-properties fo:language="en" fo:country="US" officeooo:rsid="009d6c61"/>
    </style:style>
    <style:style style:name="T33" style:family="text">
      <style:text-properties fo:language="en" fo:country="US" officeooo:rsid="00a055e3"/>
    </style:style>
    <style:style style:name="T34" style:family="text">
      <style:text-properties fo:language="en" fo:country="US" officeooo:rsid="00a20a81"/>
    </style:style>
    <style:style style:name="T35" style:family="text">
      <style:text-properties fo:language="en" fo:country="US" officeooo:rsid="00a40141"/>
    </style:style>
    <style:style style:name="T36" style:family="text">
      <style:text-properties fo:language="en" fo:country="US" officeooo:rsid="00a595cc"/>
    </style:style>
    <style:style style:name="T37" style:family="text">
      <style:text-properties officeooo:rsid="00700202"/>
    </style:style>
    <style:style style:name="T38" style:family="text">
      <style:text-properties fo:color="#c9211e" loext:opacity="100%"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officeooo:rsid="00a8d78b" style:font-weight-asian="bold" style:font-weight-complex="bold"/>
    </style:style>
    <style:style style:name="T41" style:family="text">
      <style:text-properties fo:font-weight="bold" officeooo:rsid="00af3878" style:font-weight-asian="bold" style:font-weight-complex="bold"/>
    </style:style>
    <style:style style:name="T42" style:family="text">
      <style:text-properties fo:color="#e8a202" loext:opacity="100%" fo:font-weight="bold" style:font-weight-asian="bold" style:font-weight-complex="bold"/>
    </style:style>
    <style:style style:name="T43" style:family="text">
      <style:text-properties fo:language="en" fo:country="CA"/>
    </style:style>
    <style:style style:name="T44" style:family="text">
      <style:text-properties fo:language="en" fo:country="CA" officeooo:rsid="00a7175a"/>
    </style:style>
    <style:style style:name="T45" style:family="text">
      <style:text-properties officeooo:rsid="00a878fa"/>
    </style:style>
    <style:style style:name="T46" style:family="text">
      <style:text-properties fo:font-style="italic" fo:font-weight="bold" officeooo:rsid="00a878fa" style:font-style-asian="italic" style:font-weight-asian="bold" style:font-style-complex="italic" style:font-weight-complex="bold"/>
    </style:style>
    <style:style style:name="T47" style:family="text">
      <style:text-properties fo:font-style="italic" fo:font-weight="bold" officeooo:rsid="00af3878" style:font-style-asian="italic" style:font-weight-asian="bold" style:font-style-complex="italic" style:font-weight-complex="bold"/>
    </style:style>
    <style:style style:name="T48" style:family="text">
      <style:text-properties officeooo:rsid="00a8d78b"/>
    </style:style>
    <style:style style:name="T49" style:family="text">
      <style:text-properties officeooo:rsid="00aab0c3"/>
    </style:style>
    <style:style style:name="T50" style:family="text">
      <style:text-properties officeooo:rsid="00ab5da8"/>
    </style:style>
    <style:style style:name="T51" style:family="text">
      <style:text-properties officeooo:rsid="00af3878"/>
    </style:style>
    <style:style style:name="T52" style:family="text">
      <style:text-properties officeooo:rsid="00afabc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_Toc2413_998993402" text:style-name="Index_20_Link" text:visited-style-name="Index_20_Link">Section 1: Introduction to building ASP.NET Core Web APIs using .NET6<text:tab/>1</text:a></text:p>
          <text:p text:style-name="P3"><text:a xlink:type="simple" xlink:href="#__RefHeading___Toc2415_998993402" text:style-name="Index_20_Link" text:visited-style-name="Index_20_Link">Section 2: Create New ASP.NET Core Web API &amp; Domain Models<text:tab/>1</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9" loext:marker-style-name="T2"/>
      <text:h text:style-name="P8" text:outline-level="2"><text:bookmark-start text:name="__RefHeading___Toc2413_998993402"/>Section <text:span text:style-name="T37">1: </text:span>Introduction to building ASP.NET Core Web APIs using .NET6<text:span text:style-name="T2"> </text:span><text:bookmark-end text:name="__RefHeading___Toc2413_998993402"/></text:h>
      <text:p text:style-name="Standard" loext:marker-style-name="T2"><text:span text:style-name="T2"/></text:p>
      <text:p text:style-name="P10" loext:marker-style-name="T2"><text:span text:style-name="T2">Download .NET SDK</text:span></text:p>
      <text:p text:style-name="P10" loext:marker-style-name="T2"><text:span text:style-name="T2">Download Visual Studio 2022</text:span></text:p>
      <text:p text:style-name="P10" loext:marker-style-name="T2"><text:span text:style-name="T10">Download </text:span><text:span text:style-name="T9">SSMS</text:span></text:p>
      <text:p text:style-name="Standard" loext:marker-style-name="T2"><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9" loext:marker-style-name="T2"/>
      <text:h text:style-name="P2" text:outline-level="1"><text:bookmark-start text:name="__RefHeading___Toc2415_998993402"/>Section 2: Create New ASP.NET Core Web API &amp; Domain Models<text:bookmark-end text:name="__RefHeading___Toc2415_998993402"/></text:h>
      <text:p text:style-name="P11" loext:marker-style-name="T2"><text:span text:style-name="T2"/></text:p>
      <text:p text:style-name="P11" loext:marker-style-name="T2"><text:span text:style-name="T2">SPA (Single Page Application) = A Single Pa</text:span><text:span text:style-name="T11">g</text:span><text:span text:style-name="T2">e Application is an app that doesn't need to reloa</text:span><text:span text:style-name="T11">d</text:span></text:p>
      <text:p text:style-name="P12" loext:marker-style-name="T2"><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13" loext:marker-style-name="T2"><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14" loext:marker-style-name="T2"><text:soft-page-break/><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19">this means that the server should not store any client state between these requests and the client should provide all necessary information with each and every request. </text:span><text:span text:style-name="T20">This allows scalability and readability in the system </text:span><text:span text:style-name="T21">as the server can handle multiple request simultaneously </text:span><text:span text:style-name="T22">without needing to maintain client state. </text:span></text:p>
      <text:p text:style-name="P15" loext:marker-style-name="T2"><text:span text:style-name="T22">R</text:span><text:span text:style-name="T2">outing In ASP.NET Core Web API = </text:span><text:span text:style-name="T23">In ASP.NET Core routing is the process of matching incoming http requests to the appropriate actions methods that we will handle those requests. </text:span><text:span text:style-name="T24">Routing is used to map the URL of a request to a controller and then it’s action method.</text:span></text:p>
      <text:p text:style-name="P16" loext:marker-style-name="T2"><text:span text:style-name="T22">R</text:span><text:span text:style-name="T2">unning and Calling ASP.NET Core Web API = </text:span><text:span text:style-name="T25">Build Solution and then Run it by pressing the green button “</text:span><text:span text:style-name="T5">https</text:span><text:span text:style-name="T25">”, </text:span><text:span text:style-name="T26">through Swagger we can see the available APIs and we can try them out to see what our </text:span><text:span text:style-name="T27">API</text:span><text:span text:style-name="T26"> receive</text:span><text:span text:style-name="T27">s</text:span><text:span text:style-name="T26">. </text:span><text:span text:style-name="T27">We creating a new controller, </text:span><text:span text:style-name="T28">Controllers folder right click and then add new controller, click on “</text:span><text:span text:style-name="T6">API</text:span><text:span text:style-name="T28">” and then “</text:span><text:span text:style-name="T6">API Controller – Empty</text:span><text:span text:style-name="T28">”, </text:span><text:span text:style-name="T29">Name: StudentsController.cs then </text:span><text:span text:style-name="T7">Add</text:span><text:span text:style-name="T29">, </text:span><text:span text:style-name="T30">created the Student controller. We can also use the Postman in order to check the results of the API calls</text:span></text:p>
      <text:p text:style-name="P17" loext:marker-style-name="T2"><text:span text:style-name="T2">Understanding Our Domain (Domain Driven Development) = We are going to have 3 tables (Walks, Regions, Difficulty). </text:span><text:span text:style-name="T31">Walks table is going to be the main table it is going to have as foreign key the primary keys of the other two tables so they will be connected with the Walks table</text:span></text:p>
      <text:p text:style-name="P17" loext:marker-style-name="T2"><text:span text:style-name="T31">Adding Entity Framework Core Packages </text:span><text:span text:style-name="T32">=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18" loext:marker-style-name="T2"><text:span text:style-name="T32">C</text:span><text:span text:style-name="T2">reatin</text:span><text:span text:style-name="T33">g</text:span><text:span text:style-name="T2"> the DBContext Class = </text:span><text:span text:style-name="T33">it represents a session with a database and provides a set of APIs for performing database operations. </text:span><text:span text:style-name="T34">This is part of the EntityFramework Core packages. It’s used to maintain connection to DB, tracking changes to data, performing CRUD operations </text:span><text:span text:style-name="T35">and it also provides a way to provide the database schema using the Domain classes that we just built </text:span><text:span text:style-name="T36">which match directly to the database tables. So the role of the DbContext class can be represented like this:</text:span></text:p>
      <text:p text:style-name="P5"><text:span text:style-name="T42">Controller</text:span> &lt;--&gt; <text:span text:style-name="T39">DbContext</text:span> &lt;--&gt; <text:span text:style-name="T38">Database</text:span></text:p>
      <text:p text:style-name="P6"><text:span text:style-name="T43">DbContext is </text:span><text:span text:style-name="T2">the </text:span><text:span text:style-name="T43">intermediate between of Controllers and Databases </text:span><text:span text:style-name="T44">in our appilcations</text:span><text:span text:style-name="T43">.</text:span></text:p>
      <text:p text:style-name="P7">In order to see the suggestions press Ctrl + . and then the suggestions in order to fix the problem are going to be in a popup. <text:span text:style-name="T45">With base(dbContextOptions) we are passing this argument to the base class (</text:span><text:span text:style-name="T46">check it later</text:span><text:span text:style-name="T45">). </text:span><text:span text:style-name="T48">DbSet is a property of DbContext that represents a collection of entities (</text:span><text:span text:style-name="T40">domain models</text:span><text:span text:style-name="T48">) in the database, </text:span><text:span text:style-name="T49">so we want to represent our domain models as collections in our database </text:span><text:span text:style-name="T50">and we will do that inside DbContext. </text:span></text:p>
      <text:p text:style-name="P7"><text:soft-page-break/>Adding ConnectionString To The Database In Appsettings.Json <text:span text:style-name="T51">= </text:span><text:span text:style-name="T47">sqllocaldb create NZWalksDb</text:span><text:span text:style-name="T51"> </text:span><text:span text:style-name="T52">in order to create a new local database for the SSMS</text:span></text:p>
      <text:p text:style-name="P17" loext:marker-style-name="T2"><text:span text:style-name="T3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192</meta:editing-cycles>
    <meta:creation-date>2023-09-08T10:39:00</meta:creation-date>
    <dc:date>2024-01-13T11:57:31.203000000</dc:date>
    <meta:editing-duration>P1DT15H50M43S</meta:editing-duration>
    <meta:generator>LibreOffice/7.6.3.2$Windows_X86_64 LibreOffice_project/29d686fea9f6705b262d369fede658f824154cc0</meta:generator>
    <meta:document-statistic meta:table-count="0" meta:image-count="0" meta:object-count="0" meta:page-count="3" meta:paragraph-count="22" meta:word-count="760" meta:character-count="4542" meta:non-whitespace-character-count="3801"/>
    <meta:user-defined meta:name="AppVersion">16.0000</meta:user-defined>
    <meta:template xlink:type="simple" xlink:actuate="onRequest" xlink:title="Normal.dotm" xlink:href=""/>
  </office:meta>
</office:document-meta>
</file>